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Admin.ge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laceHolder.setReply( Object 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dmin.get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dmin.Message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ceHold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.get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.PlaceHolder( Object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dmin.putRequest( String id , Message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aceHolder.has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dmin.putReply( String id , Message rep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